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fo:color="#0000f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ff0000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color="#ff0000"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color="#00ae00"/>
    </style:style>
    <style:style style:name="P8" style:family="paragraph" style:parent-style-name="Standard" style:list-style-name="L1"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3">
      <style:paragraph-properties fo:padding="0.074cm" fo:border-left="none" fo:border-right="none" fo:border-top="none" fo:border-bottom="0.002cm solid #000000" style:join-border="false"/>
    </style:style>
    <style:style style:name="P12" style:family="paragraph" style:parent-style-name="Standard" style:list-style-name="L1">
      <style:paragraph-properties fo:padding="0.074cm" fo:border-left="none" fo:border-right="none" fo:border-top="none" fo:border-bottom="0.002cm solid #000000" style:join-border="false"/>
    </style:style>
    <style:style style:name="P13" style:family="paragraph" style:parent-style-name="Standard" style:list-style-name="L4">
      <style:paragraph-properties fo:padding="0.074cm" fo:border-left="none" fo:border-right="none" fo:border-top="none" fo:border-bottom="0.002cm solid #000000" style:join-border="false"/>
    </style:style>
    <style:style style:name="P14" style:family="paragraph" style:parent-style-name="Standard">
      <style:paragraph-properties fo:margin-left="1.736cm" fo:margin-right="0cm" fo:text-indent="0cm" style:auto-text-indent="false"/>
      <style:text-properties fo:color="#ff0000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color="#ff950e" fo:font-weight="bold" style:font-weight-asian="bold" style:font-weight-complex="bold"/>
    </style:style>
    <style:style style:name="T6" style:family="text">
      <style:text-properties fo:color="#9999ff" fo:font-weight="bold" style:font-weight-asian="bold" style:font-weight-complex="bold"/>
    </style:style>
    <style:style style:name="T7" style:family="text">
      <style:text-properties fo:color="#660066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295718" text:style-name="L1">
        <text:list-header>
          <text:p text:style-name="P3"><text:s text:c="10"/>Contabilidad Proyecto AMMA 2011</text:p>
        </text:list-header>
      </text:list>
      <text:p text:style-name="Standard"/>
      <text:p text:style-name="Standard"/>
      <text:p text:style-name="P4">GASTOS</text:p>
      <text:list xml:id="list22633113" text:continue-numbering="true" text:style-name="L1">
        <text:list-header>
          <text:p text:style-name="P1"/>
          <text:p text:style-name="P8">FERIA ESCOLA, FAMILIAS Y PROFESOR </text:p>
        </text:list-header>
      </text:list>
      <text:p text:style-name="Standard"/>
      <text:list xml:id="list22169201" text:style-name="L3">
        <text:list-item>
          <text:p text:style-name="P9">1.280.................................. (1 cuatrimestre)</text:p>
        </text:list-item>
        <text:list-item>
          <text:p text:style-name="P9"><text:s text:c="3"/>600.................................. (2 cuatrimestre)</text:p>
        </text:list-item>
        <text:list-item>
          <text:p text:style-name="P11"><text:s text:c="3"/>835.................................. (3 cuatrimestre)</text:p>
        </text:list-item>
      </text:list>
      <text:p text:style-name="Standard"/>
      <text:p text:style-name="Standard"><text:s text:c="12"/><text:span text:style-name="T1">2.715 euros <text:s text:c="22"/></text:span><text:span text:style-name="T2">TOTAL A</text:span></text:p>
      <text:p text:style-name="Standard"><text:span text:style-name="T1"/></text:p>
      <text:p text:style-name="Standard"><text:span text:style-name="T1"><text:s text:c="5"/></text:span></text:p>
      <text:p text:style-name="Standard"><text:span text:style-name="T1"><text:s text:c="11"/></text:span><text:span text:style-name="T3">AYUDAS</text:span></text:p>
      <text:p text:style-name="P7"><text:span text:style-name="T2"/></text:p>
      <text:p text:style-name="Standard"><text:span text:style-name="T2"/></text:p>
      <text:list xml:id="list22618462" text:continue-list="list22633113" text:style-name="L1">
        <text:list-item>
          <text:p text:style-name="P1">204................. Casa profesores</text:p>
        </text:list-item>
        <text:list-item>
          <text:p text:style-name="P1">277,6..............Ayuda escola</text:p>
        </text:list-item>
        <text:list-item>
          <text:p text:style-name="P1">368................. Auda familias</text:p>
        </text:list-item>
        <text:list-item>
          <text:p text:style-name="P12">143,4..............Linternas solares</text:p>
        </text:list-item>
      </text:list>
      <text:p text:style-name="Standard"/>
      <text:p text:style-name="Standard"><text:s text:c="7"/><text:span text:style-name="T1"><text:s text:c="5"/>993 euros <text:s text:c="24"/></text:span><text:span text:style-name="T2"><text:s/>TOTAL B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s text:c="9"/></text:span><text:span text:style-name="T3">GASTOS BANCARIOS</text:span></text:p>
      <text:p text:style-name="Standard"><text:span text:style-name="T2"/></text:p>
      <text:list xml:id="list22271158" text:style-name="L4">
        <text:list-item>
          <text:list>
            <text:list-item>
              <text:list>
                <text:list-item>
                  <text:p text:style-name="P10">36.....................Mantenimiento</text:p>
                </text:list-item>
                <text:list-item>
                  <text:p text:style-name="P10">203,95..............Devoluciones</text:p>
                </text:list-item>
                <text:list-item>
                  <text:p text:style-name="P13">160,08..............Domiciliaciones</text:p>
                </text:list-item>
              </text:list>
            </text:list-item>
          </text:list>
        </text:list-item>
      </text:list>
      <text:p text:style-name="Standard"/>
      <text:p text:style-name="Standard"><text:s text:c="19"/><text:span text:style-name="T1"><text:s/>400 <text:s text:c="5"/>euros <text:s text:c="10"/></text:span><text:span text:style-name="T2">TOTAL C</text:span></text:p>
      <text:p text:style-name="Standard"><text:span text:style-name="T2"/></text:p>
      <text:p text:style-name="Standard"><text:span text:style-name="T2"/></text:p>
      <text:p text:style-name="Standard"><text:span text:style-name="T2">TOTAL GASTOS A+B+C</text:span><text:span text:style-name="T4">............................... 4,108 euros</text:span></text:p>
      <text:p text:style-name="Standard"><text:span text:style-name="T4"/></text:p>
      <text:p text:style-name="Standard"><text:span text:style-name="T4"/></text:p>
      <text:p text:style-name="Standard"><text:span text:style-name="T1"/></text:p>
      <text:p text:style-name="P4">INGRESOS</text:p>
      <text:p text:style-name="P4"><text:span text:style-name="T1"/></text:p>
      <text:p text:style-name="P14"><text:span text:style-name="T1"/></text:p>
      <text:list xml:id="list22638215" text:continue-list="list22618462" text:style-name="L1">
        <text:list-header>
          <text:p text:style-name="P1">- 2.625......................cuotas padrinhos</text:p>
          <text:p text:style-name="P1">- <text:s text:c="3"/>800......................aportación Ceflurise</text:p>
          <text:p text:style-name="P1">- <text:s text:c="3"/>500......................donaciones trabajos</text:p>
          <text:p text:style-name="P12">- <text:s text:c="3"/>300......................donación particulares</text:p>
        </text:list-header>
      </text:list>
      <text:p text:style-name="Standard"/>
      <text:p text:style-name="Standard"><text:s text:c="11"/><text:span text:style-name="T1"><text:s/>4.225 euros <text:s text:c="17"/>INGRESOS TOTALES</text:span></text:p>
      <text:p text:style-name="Standard"><text:span text:style-name="T1"/></text:p>
      <text:p text:style-name="Standard"><text:span text:style-name="T1"/></text:p>
      <text:p text:style-name="P5"><text:soft-page-break/><text:span text:style-name="T1">RESUMEN FINAL año 2011</text:span></text:p>
      <text:p text:style-name="P6"><text:span text:style-name="T1"/></text:p>
      <text:p text:style-name="P6"><text:span text:style-name="T1"/></text:p>
      <text:list xml:id="list22617946" text:continue-numbering="true" text:style-name="L1">
        <text:list-item>
          <text:p text:style-name="P1">Ingresos totales 2011..................................................... <text:s/>+ 4.225 euros</text:p>
        </text:list-item>
        <text:list-item>
          <text:p text:style-name="P1">Gastos totales 2011........................................................ <text:s/>- <text:s/>4.108 euros</text:p>
          <text:p text:style-name="P1"><text:s text:c="78"/>---------------------</text:p>
          <text:p text:style-name="P1"><text:s text:c="90"/>+ 117 euros</text:p>
          <text:p text:style-name="P1"/>
        </text:list-item>
        <text:list-item>
          <text:p text:style-name="P12">Saldo negativo año 2010.............................................- 202 euros</text:p>
        </text:list-item>
      </text:list>
      <text:p text:style-name="Standard"><text:s text:c="4"/></text:p>
      <text:p text:style-name="Standard"/>
      <text:p text:style-name="Standard"><text:s text:c="25"/><text:span text:style-name="T7">SALDO FINAL 2011.................................... - 85 euros</text:span></text:p>
      <text:list xml:id="list22613493" text:continue-numbering="true" text:style-name="L1">
        <text:list-header>
          <text:p text:style-name="P1"><text:s text:c="130"/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0T01:13:53.11</meta:creation-date>
    <meta:document-statistic meta:table-count="0" meta:image-count="0" meta:object-count="0" meta:page-count="2" meta:paragraph-count="35" meta:word-count="123" meta:character-count="1743"/>
    <dc:date>2012-05-20T02:49:16.30</dc:date>
    <meta:editing-duration>PT1M42S</meta:editing-duration>
    <meta:editing-cycles>1</meta:editing-cycles>
    <meta:generator>OpenOffice.org/3.3$Win32 OpenOffice.org_project/330m20$Build-9567</meta:generator>
  </office:meta>
</office:document-meta>
</file>